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a016e" officeooo:paragraph-rsid="000a016e" style:font-size-asian="12pt" style:font-size-complex="12pt"/>
    </style:style>
    <style:style style:name="P4" style:family="paragraph" style:parent-style-name="Standard">
      <style:text-properties style:font-name="Liberation Serif" fo:font-size="12pt" style:text-underline-style="none" officeooo:rsid="000a016e" officeooo:paragraph-rsid="000a016e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officeooo:rsid="000b6608" style:font-style-asian="italic" style:font-weight-asian="normal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0b660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b6608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1.4. Investiga sobre los distintos sistemas de climatización y contra incendios que podrían ser adecuados para el CPD de una pequeña empresa.</text:p>
      <text:p text:style-name="P1"/>
      <text:p text:style-name="P3">El sistema <text:span text:style-name="T1">Sky Air </text:span><text:span text:style-name="T8">de </text:span><text:span text:style-name="T2">Daikin</text:span><text:span text:style-name="T8"> y </text:span><text:span text:style-name="T3">la protección contra los incendios </text:span><text:span text:style-name="T9">de </text:span><text:span text:style-name="T3">Socored</text:span><text:span text:style-name="T9"> me parecen adecuados para el cpd de una pequeña empresa.</text:span></text:p>
      <text:p text:style-name="P3"><text:span text:style-name="T9"/></text:p>
      <text:p text:style-name="P3"><text:span text:style-name="T9"/></text:p>
      <text:p text:style-name="P3"><text:span text:style-name="T9"/></text:p>
      <text:p text:style-name="P4"><text:span text:style-name="T10"/></text:p>
      <text:p text:style-name="P3"><text:span text:style-name="T9"/></text:p>
      <text:p text:style-name="P3"><text:a xlink:type="simple" xlink:href="https://www.daikin.es/es_es/area-de-profesionales/climatizacion-industrial/climatizacion-industrial-en-centros-de-datos.html" text:style-name="Internet_20_link" text:visited-style-name="Visited_20_Internet_20_Link">https://www.daikin.es/es_es/area-de-profesionales/climatizacion-industrial/climatizacion-industrial-en-centros-de-datos.html</text:a><text:span text:style-name="T9"> </text:span></text:p>
      <text:p text:style-name="P3"><text:a xlink:type="simple" xlink:href="https://www.socored.es/deteccion-extincion-incendios-cpd/" text:style-name="Internet_20_link" text:visited-style-name="Visited_20_Internet_20_Link">https://www.socored.es/deteccion-extincion-incendios-cpd/</text:a><text:span text:style-name="T9"> </text:span></text:p>
      <text:p text:style-name="P3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16-19 </meta:initial-creator>
    <meta:creation-date>2019-10-03T11:26:22.105934360</meta:creation-date>
    <dc:date>2019-10-05T15:56:00.987000000</dc:date>
    <meta:editing-duration>PT5M13S</meta:editing-duration>
    <meta:editing-cycles>3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4" meta:word-count="48" meta:character-count="459" meta:non-whitespace-character-count="413"/>
  </office:meta>
</office:document-meta>
</file>